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64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571in"/>
    </style:style>
    <style:style style:name="co6" style:family="table-column">
      <style:table-column-properties fo:break-before="auto" style:column-width="1.0307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extension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tre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street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street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athedral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table:number-columns-repeated="3" office:value-type="string" calcext:value-type="string">
            <text:p>street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 r</text:p>
          </table:table-cell>
          <table:table-cell office:value-type="string" calcext:value-type="string">
            <text:p>town 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mblem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treet</text:p>
          </table:table-cell>
          <table:table-cell office:value-type="string" calcext:value-type="string">
            <text:p>town l</text:p>
          </table:table-cell>
          <table:table-cell office:value-type="string" calcext:value-type="string">
            <text:p>town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mb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 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 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b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own</text:p>
          </table:table-cell>
          <table:table-cell office:value-type="string" calcext:value-type="string">
            <text:p>town emblem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ble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ree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re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bl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ri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wn l</text:p>
          </table:table-cell>
          <table:table-cell office:value-type="string" calcext:value-type="string">
            <text:p>town 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d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e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ver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SUM([.B2:.B44])" office:value-type="float" office:value="83" calcext:value-type="float">
            <text:p>83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ran, Lan</meta:initial-creator>
    <meta:creation-date>2025-12-30T17:54:21</meta:creation-date>
    <dc:date>2026-01-19T22:28:38.379712403</dc:date>
    <meta:generator>LibreOffice/25.2.4.3$Linux_X86_64 LibreOffice_project/520$Build-3</meta:generator>
    <meta:editing-duration>PT2H44M40S</meta:editing-duration>
    <meta:editing-cycles>2</meta:editing-cycles>
    <meta:document-statistic meta:table-count="1" meta:cell-count="397" meta:object-count="0"/>
    <meta:user-defined meta:name="AppVersion">16.0300</meta:user-defined>
  </office:meta>
</office:document-meta>
</file>